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d3df7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d3df7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d3df7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d3df7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d3df7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d3df7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d3df7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d3df7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d3df7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d3df7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d3df7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d3df7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d3df7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d3df7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d3df7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d3df7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d3df7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Gabriel Enrique  Rosal Silv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Punta de Mat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/8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13393029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Enrique  de Jesús ROSAL PA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546930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25.45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80" meta:character-count="1173" meta:non-whitespace-character-count="1000"/>
    <meta:template xlink:type="simple" xlink:actuate="onRequest" xlink:title="Normal" xlink:href=""/>
  </office:meta>
</office:document-meta>
</file>